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d8a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d8a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d8a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d8a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d8a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d8a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d8a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d8a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d8a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d8a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d8a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d8a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d8a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d8a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d8a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d8a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d8a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ayham David Gonzalez Buinitzkny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6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4983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aver Eduardo  Marcha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93573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4.6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5" meta:non-whitespace-character-count="998"/>
    <meta:template xlink:type="simple" xlink:actuate="onRequest" xlink:title="Normal" xlink:href=""/>
  </office:meta>
</office:document-meta>
</file>